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3.2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6.6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1.79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offor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41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3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5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977" table:default-cell-style-name="Default"/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977"/>
        </table:table-row>
        <table:table-row table:style-name="ro1">
          <table:table-cell table:style-name="ce2"/>
          <table:table-cell table:style-name="ce6" office:value-type="string" calcext:value-type="string">
            <text:p>Put</text:p>
          </table:table-cell>
          <table:table-cell table:style-name="ce11" office:value-type="string" calcext:value-type="string">
            <text:p>..</text:p>
          </table:table-cell>
          <table:table-cell table:style-name="ce16" office:value-type="string" calcext:value-type="string">
            <text:p>Pool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get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body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compile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gmen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mou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profession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education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heal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stadium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pecial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volley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volume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ticket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course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compact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pointer</text:p>
          </table:table-cell>
          <table:table-cell table:style-name="ce28" office:value-type="string" calcext:value-type="string">
            <text:p>.</text:p>
          </table:table-cell>
          <table:table-cell table:style-name="ce44" office:value-type="string" calcext:value-type="string">
            <text:p>medal</text:p>
          </table:table-cell>
          <table:table-cell table:style-name="ce20" office:value-type="string" calcext:value-type="string">
            <text:p>::</text:p>
          </table:table-cell>
          <table:table-cell table:style-name="ce39" office:value-type="string" calcext:value-type="string">
            <text:p>radio</text:p>
          </table:table-cell>
          <table:table-cell table:style-name="ce28" office:value-type="string" calcext:value-type="string">
            <text:p>:</text:p>
          </table:table-cell>
          <table:table-cell table:style-name="ce42" office:value-type="string" calcext:value-type="string">
            <text:p>signal</text:p>
          </table:table-cell>
          <table:table-cell table:style-name="ce28" office:value-type="string" calcext:value-type="string">
            <text:p>.</text:p>
          </table:table-cell>
          <table:table-cell table:style-name="ce46" office:value-type="string" calcext:value-type="string">
            <text:p>curry</text:p>
          </table:table-cell>
          <table:table-cell table:style-name="ce2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Together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oler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o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os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eeth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ena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gramm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strok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estiv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ili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rie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actor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ci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igina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sta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rg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tainer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Much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Metric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ard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la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lig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g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t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ph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ardiac arres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yrup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si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sati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ith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radu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la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u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rosec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hip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ype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For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Feat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utomat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kbo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ver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u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arri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ynta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eart fail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lim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asoning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cabul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oreig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iterac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hel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ou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lai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paci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riction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Cylinder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C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textu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a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ku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a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ee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ni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emist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ronic disor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zym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ewelle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rtual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regula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ntertai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stronom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ymbo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eplo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wi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rame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Format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Fiel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es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ri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orkin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hemat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tress obes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te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irec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ulnerab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ers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dven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itize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sk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ting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pera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l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lide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Linked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Len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pe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aracter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an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wi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mate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ake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ion impairmen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xchan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quot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brant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neta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lige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rresponden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amon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r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igr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rt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With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Wind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ug-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g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di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medi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hys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gan expans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g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erb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lig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elief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tud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voi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na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retex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sula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ile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Equal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Entr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u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ynchron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mens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p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wbi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iolog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bdominal pa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eam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p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if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uma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sour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lay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tego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ssignm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c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ime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Security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Settin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firm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ai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t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issu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per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raf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r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mor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su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mpan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mmun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enera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tta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oke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t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wi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oard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Cause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Ca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umeric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nalysi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tic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oup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s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dvocat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r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jaundice fev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pplicat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ctiv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gilant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der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xpr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ui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ctiona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om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od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rrent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Right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Roo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wri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l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alend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aliv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portsm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in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of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i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i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aps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tribut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q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i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ighligh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esis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hock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Band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calis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eau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hou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w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roa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ousewif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ok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allbladder inflamma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r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eigh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cos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mil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radi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orm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ke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ttribut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ransform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lux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Variable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Vari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bscrip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vers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ltoi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ev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nne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r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a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ricul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tumou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vata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il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eloc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dopt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ul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velop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raw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opert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tti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nerg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ource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Size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Se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verbos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chan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lbow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x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d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yroi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rti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nufactur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erpes dise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ch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acanc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ivi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sponsibilit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iou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aragrap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execut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eta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ke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operator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Story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Stora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dustri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ecif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k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itui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chi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frastruc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ody canc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a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la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lun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urriculum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arch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emb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ssoci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ramet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ran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as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ential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Real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Ro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unction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or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etina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y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mpor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tr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ch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ournalis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V positiv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ionar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muni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acti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udie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pu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cto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rq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rbon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Short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string" calcext:value-type="string">
            <text:p>Spac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fessi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ter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ynam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ndri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ecu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aw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ed so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c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n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us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groun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istributo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outpu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nso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i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olde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In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Inst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cu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n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uscl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o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ri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terial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sthma condi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brus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ha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ctory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tru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w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table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prin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nalysis</text:p>
          </table:table-cell>
          <table:table-cell table:style-name="ce21" office:value-type="string" calcext:value-type="string">
            <text:p>::</text:p>
          </table:table-cell>
          <table:table-cell table:style-name="ce40" office:value-type="string" calcext:value-type="string">
            <text:p>p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ocket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Expression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string" calcext:value-type="string">
            <text:p>Ent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hronolog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su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hum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a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uplica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v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ilo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v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lzheimer's cel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mma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i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cationall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goo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uck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tiona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loo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oda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isp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cket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Double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Do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ata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il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on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ppendix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am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gist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neumonia antibiotic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yp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ng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ariabl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par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ibera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oo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umb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draf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ircui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iagram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Style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Spo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rd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i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av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ju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his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onchitis bacteri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ock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numb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abil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iffe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nsw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nsult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ate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olu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bi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tend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Per</text:p>
          </table:table-cell>
          <table:table-cell table:style-name="ce13" office:value-type="float" office:value="22" calcext:value-type="float">
            <text:p>22</text:p>
          </table:table-cell>
          <table:table-cell table:style-name="ce17" office:value-type="string" calcext:value-type="string">
            <text:p>Par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ngua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kne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ver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ser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un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cul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dicin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ral syndrom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rainbow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oo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olati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olera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rtn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quar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i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luminium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umper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Machine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string" calcext:value-type="string">
            <text:p>Mas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ppor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ocu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ee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que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ns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kidne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oc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elive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ma relativ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o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n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sibil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ir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guar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rack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i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implem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ranspa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late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Such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string" calcext:value-type="string">
            <text:p>Sess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que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nj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e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oces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elan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gin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lculu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pilepsy unknow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weath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ten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r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spirac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theo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uma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o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dump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o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int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1"/>
          <table:table-cell table:style-name="ce7" office:value-type="string" calcext:value-type="string">
            <text:p>A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string" calcext:value-type="string">
            <text:p>Ag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nemo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alu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y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arr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cha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r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lectric shoc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iniatur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erc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alid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e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world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ot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r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c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d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ril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ull</text:p>
          </table:table-cell>
          <table:table-cell table:style-name="ce27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1"/>
          <table:table-cell table:number-columns-repeated="977"/>
        </table:table-row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string" calcext:value-type="string">
            <text:p>Dis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urc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id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igu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er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p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nag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et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ulcer tiss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enerat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ignatur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tality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mput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tud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end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emo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eferenc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ontac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ot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head</text:p>
          </table:table-cell>
          <table:table-cell table:style-name="ce2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3"/>
          <table:table-cell table:number-columns-repeated="977"/>
        </table:table-row>
        <table:table-row table:style-name="ro1">
          <table:table-cell table:style-name="ce4"/>
          <table:table-cell table:style-name="ce9" office:value-type="string" calcext:value-type="string">
            <text:p>Base</text:p>
          </table:table-cell>
          <table:table-cell table:style-name="ce14" office:value-type="string" calcext:value-type="string">
            <text:p>::.</text:p>
          </table:table-cell>
          <table:table-cell table:style-name="ce18" office:value-type="string" calcext:value-type="string">
            <text:p>Bench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day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night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structur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logic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styl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organ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intelligence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techniqu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issu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pavilion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essential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valley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vouche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coupon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program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perimeter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asterisk</text:p>
          </table:table-cell>
          <table:table-cell table:style-name="ce30" office:value-type="string" calcext:value-type="string">
            <text:p>.</text:p>
          </table:table-cell>
          <table:table-cell table:style-name="ce45" office:value-type="string" calcext:value-type="string">
            <text:p>award</text:p>
          </table:table-cell>
          <table:table-cell table:style-name="ce22" office:value-type="string" calcext:value-type="string">
            <text:p>::</text:p>
          </table:table-cell>
          <table:table-cell table:style-name="ce41" office:value-type="string" calcext:value-type="string">
            <text:p>light</text:p>
          </table:table-cell>
          <table:table-cell table:style-name="ce30" office:value-type="string" calcext:value-type="string">
            <text:p>:</text:p>
          </table:table-cell>
          <table:table-cell table:style-name="ce43" office:value-type="string" calcext:value-type="string">
            <text:p>junction</text:p>
          </table:table-cell>
          <table:table-cell table:style-name="ce30" office:value-type="string" calcext:value-type="string">
            <text:p>.</text:p>
          </table:table-cell>
          <table:table-cell table:style-name="ce49" office:value-type="string" calcext:value-type="string">
            <text:p>code</text:p>
          </table:table-cell>
          <table:table-cell table:style-name="ce4"/>
          <table:table-cell table:number-columns-repeated="977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9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97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0" meta:object-count="0"/>
    <meta:generator>LibreOfficeDev/6.0.5.2$Linux_X86_64 LibreOffice_project/</meta:generator>
  </office:meta>
</office:document-meta>
</file>